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7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race J. Smith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19, 1889</text:p>
      <text:p text:style-name="P6">Month<text:tab/><text:tab/><text:tab/><text:tab/><text:tab/><text:tab/>December</text:p>
      <text:p text:style-name="P6">Year<text:tab/><text:tab/><text:tab/><text:tab/><text:tab/><text:tab/>1889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4</text:p>
      <text:p text:style-name="P6">Number of Sheets<text:tab/><text:tab/><text:tab/><text:tab/>4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4">Rev Dr Morais/</text:p>
      <text:p text:style-name="P4">546 N. 5th St/</text:p>
      <text:p text:style-name="P4">Philada/</text:p>
      <text:p text:style-name="P3">COMPLIMENTS OF/</text:p>
      <text:p text:style-name="P3">[Hora]ce J Smith/</text:p>
      <text:p text:style-name="P3"><text:tab/>IVY LODGE./</text:p>
      <text:p text:style-name="P3">[...] East Penn St., Germantown./</text:p>
      <text:p text:style-name="P3"/>
      <text:p text:style-name="P3">[Page 1]</text:p>
      <text:p text:style-name="P4">Logan Offices, 1305 Arch Street./</text:p>
      <text:p text:style-name="P4">December 19th, 1889./</text:p>
      <text:p text:style-name="P3">Rev Dr Morais/</text:p>
      <text:p text:style-name="P3"><text:tab/>My dear sir/</text:p>
      <text:p text:style-name="P3"><text:soft-page-break/><text:tab/>The selection of those who should form the Committee of Twenty-Five on the/</text:p>
      <text:p text:style-name="P2">K E N N A N <text:s/>T E S T I M O N I A L/</text:p>
      <text:p text:style-name="P3">was entrusted to a Committee of the first meeting, and their task is an easy one./</text:p>
      <text:p text:style-name="P3"><text:tab/>Those who should constitute this body <text:span text:style-name="T2">s e l e c t e d t h e m s e l v e s</text:span><text:span text:style-name="T3">,/ for, from a population of one million, where the notice of an intended meeting to/ promote this object was published, and from among the six hundred to whom special/ invitations were sent, certain attended the meeting, and other certain ones sent/ cordial responses./</text:span></text:p>
      <text:p text:style-name="P3"><text:span text:style-name="T3"><text:tab/>They, therefore, as is said, selected themselves, and can unquestionably be/ depended upon to carry forward the work from its inception to its final consumma-/tion./</text:span></text:p>
      <text:p text:style-name="P3"><text:span text:style-name="T3"><text:tab/>Some can give work, all can, by their manifested sympathy, give important as-/sistance. <text:s/>It is possible, indeed, that some, from necessary causes, can only give/ the weight of their names, and that, itself, is important./</text:span></text:p>
      <text:p text:style-name="P3"><text:span text:style-name="T3"><text:tab/>I need not say that you were appointed a member of this Committee, and it is/ only necessary now to have your formal adhesion--which I confidently anticipate./</text:span></text:p>
      <text:p text:style-name="P3"><text:span text:style-name="T3"><text:tab/>I hand you a list of names that you may have confidence that the work, when/ begun and carried on, will be </text:span><text:span text:style-name="T2">w e l l <text:s/>d o n e</text:span><text:span text:style-name="T3">./</text:span></text:p>
      <text:p text:style-name="P3"><text:span text:style-name="T3"><text:tab/>Horace J. Smith,/ Secretary./</text:span></text:p>
      <text:p text:style-name="P3"><text:span text:style-name="T3"/></text:p>
      <text:p text:style-name="P3"><text:span text:style-name="T3"><text:tab/>The feeling throughout this community and this Nation is evidence that the/ work of preparing a/</text:span></text:p>
      <text:p text:style-name="P2"><text:span text:style-name="T3">T E S T I M O N I A L <text:s/>T O <text:s/>G E O R G E <text:s/>K E N N A N/</text:span></text:p>
      <text:p text:style-name="P3"><text:span text:style-name="T3">will almost do itself, so that it only needs that this feeling should find ser-/vants for the performance of the work which the community itself wishes done./</text:span></text:p>
      <text:p text:style-name="P3"><text:span text:style-name="T3"><text:tab/>The projected/</text:span></text:p>
      <text:p text:style-name="P2"><text:span text:style-name="T3">"G E O R G E <text:s/>K E N N A N <text:s/>L I T T L E <text:s/>T E A"/</text:span></text:p>
      <text:p text:style-name="P3"><text:span text:style-name="T3">with the charming young ladies in Russian costume, &amp;c., &amp;c.,--the Tea)[sic!] Cup souven-/irs, with Russian inscriptions in Russian characters on the Cup, and appropriate/ American inscriptions on the Saucers (changed for each place, if desirable, where/ "Kennan Little Teas" are held) afford a method of awakening more interest, and/ </text:span></text:p>
      <text:p text:style-name="P3"><text:span text:style-name="T3"/></text:p>
      <text:p text:style-name="P3"><text:span text:style-name="T3">[Page 2]</text:span></text:p>
      <text:p text:style-name="P2"><text:span text:style-name="T3">Com./</text:span></text:p>
      <text:p text:style-name="P2"><text:span text:style-name="T3">2./</text:span></text:p>
      <text:p text:style-name="P3"><text:span text:style-name="T3">concentrating it, and also, of gathering some money./</text:span></text:p>
      <text:p text:style-name="P3"><text:span text:style-name="T3"><text:tab/>For the occasion of the presentation of the Testimonial, the admirable Poem,/ by Mr. John Collins/</text:span></text:p>
      <text:p text:style-name="P2"><text:span text:style-name="T3">"T H E <text:s/>C R Y <text:s/>O F <text:s/>T H E <text:s/>E X I L E"/</text:span></text:p>
      <text:p text:style-name="P3"><text:span text:style-name="T3">will constitute a literary incident of the highest order. <text:s/>The sale of copies of/ the same, illustrated, say, by George A. Frost, will also contribute to the funds./</text:span></text:p>
      <text:p text:style-name="P3"><text:span text:style-name="T3"><text:tab/>The artistic Testimonial need not coat much in money. <text:s/>Pure Aluminum should/ constitute the base--because that metal is found in all earth--and from the eart[sic!]/ we are all made, on it we live and move and have our being: and to it we return/ at death. <text:s/>Aluminum is also the ideal metal, and the ideal metal of the new era./</text:span></text:p>
      <text:p text:style-name="P3"><text:span text:style-name="T3"><text:tab/>Aluminum bronze, or other alloy might well be used for the four or more/ groups of Siberian exiles to be placed at each corner./</text:span></text:p>
      <text:p text:style-name="P3"><text:span text:style-name="T3"><text:tab/>The portrait figure of George Kennan will surmount the pedestal--the latter,/ itself, carrying bas reliefs and appropriate inscriptions./</text:span></text:p>
      <text:p text:style-name="P3"><text:span text:style-name="T3"><text:tab/>We are able to call for the highest art to model these figures, because sculp-/tors will feel proud to associate their names </text:span><text:span text:style-name="T4">witht</text:span><text:span text:style-name="T3"> with this Historic work./</text:span></text:p>
      <text:p text:style-name="P3"><text:soft-page-break/><text:span text:style-name="T3"><text:tab/>Replicas of the [?] original Testimonial, and other reduced copies in metal/ china, pottery, and other plastic materials will form a source of revenue./</text:span></text:p>
      <text:p text:style-name="P3"><text:span text:style-name="T3"><text:tab/>The sale of copies of the portrait statuette of George Kennan, and of the </text:span><text:span text:style-name="T4">ind</text:span><text:span text:style-name="T3">/ independent groups on the base, and of the plaques on the pedestal, carrying the/ bas-reliefs and inscriptions, will, unquestionably, also yield a profit. <text:s/>Engrav-/ings and prints can also be sold--amd[sic!] the pictorial papers </text:span><text:span text:style-name="T2">all over the world</text:span><text:span text:style-name="T3">,/ will be only too glad to add fuel to the fire by using electrotypes, and printing/ exhaustive descriptions./</text:span></text:p>
      <text:p text:style-name="P3"><text:span text:style-name="T3"><text:tab/>The popularity already gained for the movement will bring all the papers and/ popular magazines to publish more or less of our work./</text:span></text:p>
      <text:p text:style-name="P3"><text:span text:style-name="T3"><text:tab/>Indeed, as our Testimonial need cost only a moderate sum--and as Mr. Kennan,/ himself, would not so much enjoy a large sum of money locked up in the concrete/ object, as the same sum used to further the cause, we can count on having a hand-/some sum to carry our American delegates to St. Petersburg and back from the In-/ternational Prison Association Congress, next September--and money, too, for the/ suffering exiles./</text:span></text:p>
      <text:p text:style-name="P3"><text:span text:style-name="T3"><text:tab/>There are many incidental clues which have already presented themselves, and/ many more will suggest themselves as we go along./</text:span></text:p>
      <text:p text:style-name="P3"><text:span text:style-name="T3"/></text:p>
      <text:p text:style-name="P3"><text:span text:style-name="T3">[Page 3]</text:span></text:p>
      <text:p text:style-name="P2"><text:span text:style-name="T3">Com./</text:span></text:p>
      <text:p text:style-name="P2"><text:span text:style-name="T3">3./</text:span></text:p>
      <text:p text:style-name="P3"><text:span text:style-name="T3">The gentlemen who are actively managing the getting of signatures to the Petition/ will find our Testimonial meetings their best opportunity to promote and secure/ waht[sic!] they are after. <text:s/>The ladies, in their Russian Peasant costumes--the copies of/ the Testimonial, and of its separate parts--the Tea-Cups, and other objects of/ porcelain--the engravings, the pictorials, &amp;c., &amp;c., all these will addd[sic!] a most/ effective aid--and probably it will be a most essential one--to that work which th[sic!]/ they have taken upon themselves as their duty./</text:span></text:p>
      <text:p text:style-name="P3"><text:span text:style-name="T3"><text:tab/>This Petiotion[sic!], of course, to be complete, must be signed by American men,/ women, and children, of all antecedents--all colors--all religions./</text:span></text:p>
      <text:p text:style-name="P3"><text:span text:style-name="T3"><text:tab/>The Catholics feel sore over the oppression exercised towards those of their/ faith, in Poland. <text:s/>Four thousand Catholic Poles are in Philadelphia alone, as I am/ assured by the Rev. Dr. Horstman, Chancellor of Archbishop Ryan, by religious per-/secution./</text:span></text:p>
      <text:p text:style-name="P3"><text:span text:style-name="T3"><text:tab/>The Germans, generally, feel sore at the persistent crushing out of their/ language in the German provinces of Russia: while the Lutherans most naturally re-/sent the efforts of the Czar's Government which seeks to crush out their Cult in/ the Baltic provinces of Russia./</text:span></text:p>
      <text:p text:style-name="P3"><text:span text:style-name="T3"><text:tab/>The Jews feel no less sore at the atrocities exercised upon their brethren,/ and the expatriation of their co-religionists./</text:span></text:p>
      <text:p text:style-name="P3"><text:span text:style-name="T3"><text:tab/>The overshadowing of India by the Czar, and the fear of their losing their/ hold upon Hindoustan, which they are threatened with by the building of an Asiatic/ Railroad, screened on the north by the range of mountains bordering their Indian/ possessions, adds the weight of the Briton to the movement./</text:span></text:p>
      <text:p text:style-name="P3"><text:span text:style-name="T3"><text:tab/>While the French Government is in diplomatic relations with the Czar's, no on[sic!]/ one can doubt that the sympathy of the French republicans, as well as those of/ Switzerland, are for the oppressed peoples./</text:span></text:p>
      <text:p text:style-name="P3"><text:span text:style-name="T3"><text:tab/>Italy, of course, sides with Germany in antagonizing the Czar--while Austria/ is kept on the constant qui vive, and is periodically marshalling her troops to/ repel a dreaded invasion from her eastern neighbor./</text:span></text:p>
      <text:p text:style-name="P3"><text:span text:style-name="T3"><text:tab/>The Turk, though feeble, is not insignificant when backed by the strong west-/ern powers./</text:span></text:p>
      <text:p text:style-name="P3"><text:span text:style-name="T3"><text:tab/>With all these potent forces, there is a l l i e d in the matter of this/ Testimonial, the e m o t i o n a l <text:s/>and i n t e l l e c t u a l sympathies/</text:span></text:p>
      <text:p text:style-name="P3"><text:soft-page-break/><text:span text:style-name="T3"/></text:p>
      <text:p text:style-name="P3"><text:span text:style-name="T3">[Page 4]</text:span></text:p>
      <text:p text:style-name="P2"><text:span text:style-name="T3">Com./</text:span></text:p>
      <text:p text:style-name="P2"><text:span text:style-name="T3">4./</text:span></text:p>
      <text:p text:style-name="P3"><text:span text:style-name="T3">of every human being that hates cruelty, and especially hates cruelty to the de-/fenceless, to the feeble woman and to children./</text:span></text:p>
      <text:p text:style-name="P3"><text:span text:style-name="T3"><text:tab/>The Patriotic sentiment of Americans is also arrused[sic!] to do honor to the man, who, as/ Sergius Stepniak well said, had, by his exposure of the cruelties inflicted upon/ patriotic Russians, struck the most telling blow against the continuance of those/ cruelties, and they are anxius[sic!] to testify their appreciation of the heroic and un-/selfish labors of the man who has added lustre to the name "American."/</text:span></text:p>
      <text:p text:style-name="P3"><text:span text:style-name="T3"><text:tab/>Very respectfully,/</text:span></text:p>
      <text:p text:style-name="P3"><text:span text:style-name="T3"><text:tab/><text:tab/>Horace J Smith/</text:span></text:p>
      <text:p text:style-name="P3"><text:span text:style-name="T3"><text:tab/><text:tab/>Secretary, Committee Kennan Testimonial./</text:span></text:p>
      <text:p text:style-name="P2"><text:span text:style-name="T3">K E N N A N <text:s/>T E S T I M O N I A L/</text:span></text:p>
      <text:p text:style-name="P2"><text:span text:style-name="T3">C O M M I T T E E./</text:span></text:p>
      <text:p text:style-name="P2"><text:span text:style-name="T3">President, Robert M. Mc Wade. <text:s/>accepted/</text:span></text:p>
      <text:p text:style-name="P2"><text:span text:style-name="T3">Vice President, John Y. Huber. <text:s/>do/</text:span></text:p>
      <text:p text:style-name="P2"><text:span text:style-name="T3">Secretary, Horace J. Smith. <text:s/>do/</text:span></text:p>
      <text:p text:style-name="P2"><text:span text:style-name="T3">Treasurer. J. W. White, M.D., <text:s/>do/</text:span></text:p>
      <text:p text:style-name="P3"><text:span text:style-name="T3"><text:tab/><text:tab/>Rudolph Blakenburg.<text:tab/><text:tab/><text:tab/>Mrs. John Lucas. <text:s/>accepted/</text:span></text:p>
      <text:p text:style-name="P3"><text:span text:style-name="T3"><text:tab/><text:tab/>Simon Muhr.<text:tab/><text:tab/><text:tab/><text:tab/>Miss Anna Lea Bakewell./</text:span></text:p>
      <text:p text:style-name="P3"><text:span text:style-name="T3"><text:tab/><text:tab/>John Lucas.<text:tab/><text:tab/><text:tab/><text:tab/>Dr. Louise G. Rabinovitch. <text:s/>accepted/</text:span></text:p>
      <text:p text:style-name="P3"><text:span text:style-name="T3"><text:tab/><text:tab/>Stephen Ferrally.<text:tab/><text:tab/><text:tab/>Miss Julia E. Orem. <text:s/>do/</text:span></text:p>
      <text:p text:style-name="P3"><text:span text:style-name="T3"><text:tab/><text:tab/>John J. Lytle.<text:tab/><text:tab/><text:tab/><text:tab/>Mrs. A.S.Quinton./</text:span></text:p>
      <text:p text:style-name="P3"><text:span text:style-name="T3"><text:tab/><text:tab/>Dr. Spivakofski. <text:s/>accepted<text:tab/><text:tab/>Mrs. Fanny Jackson Coppin./</text:span></text:p>
      <text:p text:style-name="P3"><text:span text:style-name="T3"><text:tab/><text:tab/>Alfred H. Love.<text:tab/><text:tab/><text:tab/>Miss Helen Morton./</text:span></text:p>
      <text:p text:style-name="P3"><text:span text:style-name="T3"><text:tab/><text:tab/>Robert C. Ogden.<text:tab/><text:tab/><text:tab/>Dr. Bundy./</text:span></text:p>
      <text:p text:style-name="P3"><text:span text:style-name="T3"><text:tab/><text:tab/>Hon. William Ashman.<text:tab/><text:tab/>Miss Margaret S. Hilles,/</text:span></text:p>
      <text:p text:style-name="P3"><text:span text:style-name="T3"><text:tab/><text:tab/>John Collins.<text:tab/><text:tab/><text:tab/><text:tab/><text:tab/>of Wilmington, Delaware./</text:span></text:p>
      <text:p text:style-name="P3"><text:span text:style-name="T3"><text:tab/><text:tab/>Rev. W. I. Nicholls.<text:tab/><text:tab/><text:tab/>Mrs. Florence Kelley Wischnewitsky,/</text:span></text:p>
      <text:p text:style-name="P3"><text:span text:style-name="T3"><text:tab/><text:tab/>Rev. Dr. Morais.<text:tab/><text:tab/><text:tab/><text:tab/>of New York City./</text:span></text:p>
      <text:p text:style-name="P3"><text:span text:style-name="T3"><text:tab/><text:tab/>Rev. Joseph May./</text:span></text:p>
      <text:p text:style-name="P3"><text:span text:style-name="T3"><text:tab/><text:tab/>Rev. William Ashmead Schaeffer,<text:tab/>Josiah W. Leeds./</text:span></text:p>
      <text:p text:style-name="P3"><text:span text:style-name="T3"><text:tab/><text:tab/>Allen B. Rorke.<text:tab/><text:tab/><text:tab/><text:tab/>William Still./</text:span></text:p>
      <text:p text:style-name="P3"><text:span text:style-name="T3"><text:tab/><text:tab/>Charles S. Keyser.<text:tab/><text:tab/><text:tab/><text:tab/><text:tab/>Robert Purvis./</text:span></text:p>
      <text:p text:style-name="P3"><text:span text:style-name="T3"><text:tab/><text:tab/>Isaiah Wears,<text:tab/><text:tab/><text:tab/><text:tab/><text:tab/><text:tab/><text:tab/>Andrew F. Jones,/</text:span></text:p>
      <text:p text:style-name="P3"><text:span text:style-name="T3"><text:tab/><text:tab/><text:tab/><text:tab/><text:tab/><text:tab/><text:tab/><text:tab/><text:tab/><text:tab/><text:tab/>Editor "Sentinel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3:21:31.41</meta:creation-date>
    <meta:document-statistic meta:table-count="0" meta:image-count="0" meta:object-count="0" meta:page-count="5" meta:paragraph-count="149" meta:word-count="1643" meta:character-count="9785"/>
    <dc:date>2012-01-17T15:17:43.79</dc:date>
    <dc:creator>Penn Libraries</dc:creator>
    <meta:editing-duration>PT00H09M00S</meta:editing-duration>
    <meta:editing-cycles>1</meta:editing-cycles>
    <meta:generator>OpenOffice.org/3.2$Win32 OpenOffice.org_project/320m12$Build-9483</meta:generator>
  </office:meta>
</office:document-meta>
</file>